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5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3">
          <table:table-cell office:value-type="string">
            <text:p>pal_px_y</text:p>
          </table:table-cell>
          <table:table-cell office:value-type="float" office:value="288">
            <text:p>288</text:p>
          </table:table-cell>
          <table:table-cell table:number-columns-repeated="4"/>
        </table:table-row>
        <table:table-row table:style-name="ro3">
          <table:table-cell office:value-type="string">
            <text:p>pal_px_x</text:p>
          </table:table-cell>
          <table:table-cell office:value-type="float" office:value="384">
            <text:p>384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px_x_divisio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total_px_x</text:p>
          </table:table-cell>
          <table:table-cell table:formula="of:=[.B2]/[.B4]" office:value-type="float" office:value="384">
            <text:p>384</text:p>
          </table:table-cell>
          <table:table-cell table:number-columns-repeated="4"/>
        </table:table-row>
        <table:table-row table:style-name="ro3">
          <table:table-cell office:value-type="string">
            <text:p>total_px_y</text:p>
          </table:table-cell>
          <table:table-cell table:formula="of:=[.B1]/[.B4]" office:value-type="float" office:value="288">
            <text:p>288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border_top</text:p>
          </table:table-cell>
          <table:table-cell office:value-type="float" office:value="24">
            <text:p>24</text:p>
          </table:table-cell>
          <table:table-cell office:value-type="string">
            <text:p>vertical blanking</text:p>
          </table:table-cell>
          <table:table-cell table:number-columns-repeated="3"/>
        </table:table-row>
        <table:table-row table:style-name="ro3">
          <table:table-cell office:value-type="string">
            <text:p>border_bottom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order_lef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order_righ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active_px_x</text:p>
          </table:table-cell>
          <table:table-cell table:formula="of:=[.B5]-([.B10]+[.B11])" office:value-type="float" office:value="384">
            <text:p>384</text:p>
          </table:table-cell>
          <table:table-cell table:number-columns-repeated="4"/>
        </table:table-row>
        <table:table-row table:style-name="ro3">
          <table:table-cell office:value-type="string">
            <text:p>active_px_y</text:p>
          </table:table-cell>
          <table:table-cell table:formula="of:=[.B6]-([.B8]+[.B9])" office:value-type="float" office:value="264">
            <text:p>264</text:p>
          </table:table-cell>
          <table:table-cell table:number-columns-repeated="4"/>
        </table:table-row>
        <table:table-row table:style-name="ro3">
          <table:table-cell office:value-type="string">
            <text:p>bits_px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bytes ber buffer</text:p>
          </table:table-cell>
          <table:table-cell table:formula="of:=[.B12]*[.B13]*[.B14]/8" office:value-type="float" office:value="25344">
            <text:p>25344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ime between hsyncs</text:p>
          </table:table-cell>
          <table:table-cell office:value-type="float" office:value="51.5">
            <text:p>51.5</text:p>
          </table:table-cell>
          <table:table-cell office:value-type="string">
            <text:p>usec</text:p>
          </table:table-cell>
          <table:table-cell table:number-columns-repeated="3"/>
        </table:table-row>
        <table:table-row table:style-name="ro3">
          <table:table-cell office:value-type="string">
            <text:p>pixel clock</text:p>
          </table:table-cell>
          <table:table-cell table:formula="of:=[.B5]/[.B18]" office:value-type="float" office:value="7.45631067961165">
            <text:p>7.4563106796</text:p>
          </table:table-cell>
          <table:table-cell office:value-type="string">
            <text:p>MHz</text:p>
          </table:table-cell>
          <table:table-cell table:formula="of:=[.B19]*2" office:value-type="float" office:value="14.9126213592233">
            <text:p>14.9126213592</text:p>
          </table:table-cell>
          <table:table-cell table:formula="of:=[.D19]*2" office:value-type="float" office:value="29.8252427184466">
            <text:p>29.8252427184</text:p>
          </table:table-cell>
          <table:table-cell table:formula="of:=[.E19]*2" office:value-type="float" office:value="59.6504854368932">
            <text:p>59.6504854369</text:p>
          </table:table-cell>
        </table:table-row>
        <table:table-row table:style-name="ro3">
          <table:table-cell office:value-type="string">
            <text:p>spi </text:p>
          </table:table-cell>
          <table:table-cell table:formula="of:=[.B19]*[.B14]" office:value-type="float" office:value="14.9126213592233">
            <text:p>14.9126213592</text:p>
          </table:table-cell>
          <table:table-cell office:value-type="string">
            <text:p>MHz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SPI clock period </text:p>
          </table:table-cell>
          <table:table-cell table:formula="of:= 1000/[.B20]" office:value-type="float" office:value="67.0572916666667">
            <text:p>67.0572916667</text:p>
          </table:table-cell>
          <table:table-cell office:value-type="string">
            <text:p>ns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VCXO total pull</text:p>
          </table:table-cell>
          <table:table-cell table:formula="of:=2000/1000000" office:value-type="float" office:value="0.002">
            <text:p>0.002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max px clock</text:p>
          </table:table-cell>
          <table:table-cell table:style-name="ce1" table:formula="of:=[.B19]*( 1+[.B24]/2)" office:value-type="float" office:value="7.46376699029126">
            <text:p>7.4637669903</text:p>
          </table:table-cell>
          <table:table-cell table:number-columns-repeated="4"/>
        </table:table-row>
        <table:table-row table:style-name="ro3">
          <table:table-cell office:value-type="string">
            <text:p>min px clock </text:p>
          </table:table-cell>
          <table:table-cell table:style-name="ce1" table:formula="of:=[.B19]*( 1-[.B24]/2)" office:value-type="float" office:value="7.44885436893204">
            <text:p>7.4488543689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buffer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memory (bytes)</text:p>
          </table:table-cell>
          <table:table-cell table:formula="of:=[.B29]*[.B16]" office:value-type="float" office:value="50688">
            <text:p>50688</text:p>
          </table:table-cell>
          <table:table-cell table:formula="of:=DEC2HEX([.B31])" office:value-type="string" office:string-value="C600">
            <text:p>C6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avail</text:p>
          </table:table-cell>
          <table:table-cell table:formula="of:=64*1024" office:value-type="float" office:value="65536">
            <text:p>65536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spare ram</text:p>
          </table:table-cell>
          <table:table-cell table:formula="of:=[.B33]-[.B31]" office:value-type="float" office:value="14848">
            <text:p>14848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05-09T09:00:40</meta:creation-date>
    <dc:date>2014-10-04T19:08:06</dc:date>
    <dc:creator>Andy </dc:creator>
    <meta:editing-duration>PT2H42M26S</meta:editing-duration>
    <meta:editing-cycles>7</meta:editing-cycles>
    <meta:generator>LibreOffice/3.5$Linux_x86 LibreOffice_project/350m1$Build-2</meta:generator>
    <meta:document-statistic meta:table-count="3" meta:cell-count="57" meta:object-count="0"/>
  </office:meta>
</office:document-meta>
</file>